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531cm"/>
    </style:style>
    <style:style style:name="Tabla1.B" style:family="table-column">
      <style:table-column-properties style:column-width="5.602cm"/>
    </style:style>
    <style:style style:name="Tabla1.C" style:family="table-column">
      <style:table-column-properties style:column-width="6.867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C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2" style:family="paragraph" style:parent-style-name="Table_20_Contents">
      <style:paragraph-properties fo:margin-left="0cm" fo:margin-right="0cm" fo:text-indent="0cm" style:auto-text-indent="false"/>
    </style:style>
    <style:style style:name="P3" style:family="paragraph" style:parent-style-name="Table_20_Heading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6" style:family="paragraph" style:parent-style-name="Text_20_body">
      <style:text-properties officeooo:paragraph-rsid="00384eb3"/>
    </style:style>
    <style:style style:name="P7" style:family="paragraph" style:parent-style-name="Preformatted_20_Text" style:list-style-name="L2">
      <style:paragraph-properties fo:margin-left="0cm" fo:margin-right="0cm" fo:text-indent="0cm" style:auto-text-indent="false" fo:padding="0.049cm" fo:border="0.06pt solid #d9d9e3"/>
    </style:style>
    <style:style style:name="P8" style:family="paragraph" style:parent-style-name="Preformatted_20_Text" style:list-style-name="L2">
      <style:paragraph-properties fo:margin-top="0cm" fo:margin-bottom="0.499cm" style:contextual-spacing="false" fo:padding="0.049cm" fo:border="0.06pt solid #d9d9e3"/>
    </style:style>
    <style:style style:name="P9" style:family="paragraph" style:parent-style-name="Preformatted_20_Text" style:list-style-name="L2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0" style:family="paragraph" style:parent-style-name="Preformatted_20_Text" style:list-style-name="L3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1" style:family="paragraph" style:parent-style-name="Preformatted_20_Text" style:list-style-name="L3">
      <style:paragraph-properties fo:margin-left="0cm" fo:margin-right="0cm" fo:text-indent="0cm" style:auto-text-indent="false" fo:padding="0.049cm" fo:border="0.06pt solid #d9d9e3"/>
    </style:style>
    <style:style style:name="P12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3" style:family="paragraph" style:parent-style-name="Preformatted_20_Text" style:list-style-name="L3">
      <style:paragraph-properties fo:padding="0.049cm" fo:border="0.06pt solid #d9d9e3"/>
    </style:style>
    <style:style style:name="P14" style:family="paragraph" style:parent-style-name="Preformatted_20_Text" style:list-style-name="L3">
      <style:paragraph-properties fo:margin-top="0cm" fo:margin-bottom="0.499cm" style:contextual-spacing="false" fo:padding="0.049cm" fo:border="0.06pt solid #d9d9e3"/>
    </style:style>
    <style:style style:name="P15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17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P18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19" style:family="paragraph" style:parent-style-name="Text_20_body">
      <style:text-properties officeooo:paragraph-rsid="003bef7d"/>
    </style:style>
    <style:style style:name="P20" style:family="paragraph" style:parent-style-name="Text_20_body">
      <style:text-properties officeooo:rsid="003bef7d" officeooo:paragraph-rsid="003bef7d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382d14"/>
    </style:style>
    <style:style style:name="T3" style:family="text">
      <style:text-properties officeooo:rsid="003904ba" loext:padding="0.049cm" loext:border="0.06pt solid #e5e7eb"/>
    </style:style>
    <style:style style:name="T4" style:family="text">
      <style:text-properties officeooo:rsid="003904ba" loext:padding="0.049cm" loext:border="0.06pt solid #d9d9e3"/>
    </style:style>
    <style:style style:name="T5" style:family="text">
      <style:text-properties officeooo:rsid="003bef7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<text:span text:style-name="T2">3</text:span><text:line-break/><text:span text:style-name="T5">APPARMOR</text:span></text:p>
      <text:p text:style-name="P19"><text:span text:style-name="T5">manual debian </text:span></text:p>
      <text:p text:style-name="Text_20_body"><text:a xlink:type="simple" xlink:href="https://debian-handbook.info/browse/es-ES/stable/sect.apparmor.html" text:style-name="Internet_20_link" text:visited-style-name="Visited_20_Internet_20_Link">https://debian-handbook.info/browse/es-ES/stable/sect.apparmor.html</text:a></text:p>
      <text:p text:style-name="Text_20_body"><text:a xlink:type="simple" xlink:href="https://soloconlinux.org.es/apparmor/" text:style-name="Internet_20_link" text:visited-style-name="Visited_20_Internet_20_Link">https://soloconlinux.org.es/apparmor/</text:a></text:p>
      <text:p text:style-name="P19"><text:span text:style-name="T5">Ubuntu</text:span></text:p>
      <text:p text:style-name="Text_20_body"><text:a xlink:type="simple" xlink:href="https://ubuntu.com/server/docs/security-apparmor" text:style-name="Internet_20_link" text:visited-style-name="Visited_20_Internet_20_Link">https://ubuntu.com/server/docs/security-apparmor</text:a></text:p>
      <text:p text:style-name="P20">SUSE</text:p>
      <text:p text:style-name="Text_20_body"><text:a xlink:type="simple" xlink:href="https://documentation.suse.com/sles/12-SP5/html/SLES-all/cha-apparmor-profiles.html" text:style-name="Internet_20_link" text:visited-style-name="Visited_20_Internet_20_Link">https://documentation.suse.com/sles/12-SP5/html/SLES-all/cha-apparmor-profiles.html</text:a></text:p>
      <text:p text:style-name="Text_20_body"/>
      <text:p text:style-name="Text_20_body"/>
      <text:p text:style-name="P6"><text:span text:style-name="Source_20_Text"><text:span text:style-name="Strong_20_Emphasis"><text:span text:style-name="T4">¿Qué es AppArmor?</text:span></text:span></text:span><text:span text:style-name="Source_20_Text"><text:span text:style-name="T4"> AppArmor, o Mandatory Access Control (MAC) para aplicaciones, es un marco de seguridad para sistemas operativos basados en Linux. Su objetivo principal es restringir los recursos a los que pueden acceder las aplicaciones y los procesos, limitando así su capacidad para causar daño. AppArmor proporciona un control granular sobre el acceso a los archivos, directorios, y otros recursos del sistema.</text:span></text:span></text:p>
      <text:p text:style-name="P1"><text:span text:style-name="Strong_20_Emphasis"><text:span text:style-name="T1">Arquitectura de AppArmor:</text:span></text:span><text:span text:style-name="T1"> La arquitectura de AppArmor se basa en perfiles de seguridad. Cada aplicación o proceso tiene su propio perfil que define sus permisos y restricciones. Estos perfiles están escritos en un lenguaje de configuración específico de AppArmor y se cargan en el núcleo del sistema operativo durante el arranque.</text:span></text:p>
      <text:p text:style-name="P1"><text:span text:style-name="Strong_20_Emphasis"><text:span text:style-name="T1">Para qué sirve:</text:span></text:span><text:span text:style-name="T1"> AppArmor sirve para mejorar la seguridad del sistema al limitar las acciones que pueden realizar las aplicaciones y los procesos. Al hacerlo, reduce la superficie de ataque y protege contra posibles exploits.</text:span></text:p>
      <text:p text:style-name="P1"><text:span text:style-name="Strong_20_Emphasis"><text:span text:style-name="T1">Similitudes con SELinux:</text:span></text:span><text:span text:style-name="T1"> Tanto AppArmor como SELinux son sistemas de control de acceso obligatorio, pero difieren en su enfoque. Ambos permiten definir políticas de seguridad, pero la forma en que lo hacen varía.</text:span></text:p>
      <text:p text:style-name="P1"><text:span text:style-name="Strong_20_Emphasis"><text:span text:style-name="T1">Diferencias con SELinux:</text:span></text:span></text:p>
      <text:list text:style-name="L1">
        <text:list-item>
          <text:p text:style-name="P15"><text:span text:style-name="Strong_20_Emphasis"><text:span text:style-name="T1">Enfoque de política:</text:span></text:span></text:p>
          <text:list>
            <text:list-item>
              <text:p text:style-name="P16"><text:soft-page-break/><text:span text:style-name="Emphasis"><text:span text:style-name="T1">AppArmor:</text:span></text:span><text:span text:style-name="T1"> Utiliza un modelo de perfil de seguridad basado en rutas de archivos. Los perfiles de AppArmor especifican qué archivos o directorios puede acceder una aplicación.</text:span></text:p>
            </text:list-item>
            <text:list-item>
              <text:p text:style-name="P16"><text:span text:style-name="Emphasis"><text:span text:style-name="T1">SELinux:</text:span></text:span><text:span text:style-name="T1"> Utiliza un modelo de política basado en roles y tipos de seguridad. Los roles definen las funciones de un usuario o proceso, mientras que los tipos de seguridad definen las acciones permitidas sobre los recursos.</text:span></text:p>
            </text:list-item>
          </text:list>
        </text:list-item>
        <text:list-item>
          <text:p text:style-name="P15"><text:span text:style-name="Strong_20_Emphasis"><text:span text:style-name="T1">Facilidad de uso:</text:span></text:span></text:p>
          <text:list>
            <text:list-item>
              <text:p text:style-name="P16"><text:span text:style-name="Emphasis"><text:span text:style-name="T1">AppArmor:</text:span></text:span><text:span text:style-name="T1"> Se considera más fácil de aprender y usar, especialmente para administradores que no son expertos en seguridad.</text:span></text:p>
            </text:list-item>
            <text:list-item>
              <text:p text:style-name="P15"><text:span text:style-name="Emphasis"><text:span text:style-name="T1">SELinux:</text:span></text:span><text:span text:style-name="T1"> Puede ser más complejo y requiere un mayor conocimiento técnico para configurarlo correctamente.</text:span></text:p>
            </text:list-item>
          </text:list>
        </text:list-item>
      </text:list>
      <text:p text:style-name="P1"><text:span text:style-name="Strong_20_Emphasis"><text:span text:style-name="T1">Instalación y Activación:</text:span></text:span><text:span text:style-name="T1"> La instalación y activación de AppArmor pueden variar según la distribución de Linux. </text:span></text:p>
      <text:list text:style-name="L2">
        <text:list-item>
          <text:p text:style-name="P17"><text:span text:style-name="Strong_20_Emphasis"><text:span text:style-name="T1">Ubuntu:</text:span></text:span></text:p>
          <text:p text:style-name="P9"/>
          <text:p text:style-name="P7"><text:span text:style-name="Source_20_Text"><text:span text:style-name="T1">sudo apt-get install apparmor</text:span></text:span></text:p>
          <text:p text:style-name="P8"><text:span text:style-name="Source_20_Text"><text:span text:style-name="T1">sudo service apparmor start</text:span></text:span></text:p>
        </text:list-item>
      </text:list>
      <text:p text:style-name="P1"><text:span text:style-name="Strong_20_Emphasis"><text:span text:style-name="T1">Crear y cargar perfiles en AppArmor:</text:span></text:span><text:span text:style-name="T1"> Crear y cargar perfiles en AppArmor implica escribir perfiles de seguridad y luego cargarlos en el núcleo. A continuación, se muestra un ejemplo simplificado:</text:span></text:p>
      <text:list text:style-name="L3">
        <text:list-item>
          <text:p text:style-name="P18"><text:span text:style-name="Strong_20_Emphasis"><text:span text:style-name="T1">Escribir un perfil (por ejemplo, para el programa "mi_aplicacion"):</text:span></text:span></text:p>
          <text:p text:style-name="P10"/>
          <text:p text:style-name="P11"><text:span text:style-name="Source_20_Text"><text:span text:style-name="T1">/ruta/a/mi_aplicacion {</text:span></text:span></text:p>
          <text:p text:style-name="P13"><text:span text:style-name="Source_20_Text"><text:span text:style-name="T1"><text:s text:c="4"/>/archivos/sensibles r,</text:span></text:span></text:p>
          <text:p text:style-name="P13"><text:span text:style-name="Source_20_Text"><text:span text:style-name="T1"><text:s text:c="4"/>/otros/recursos/** rw,</text:span></text:span></text:p>
          <text:p text:style-name="P13"><text:span text:style-name="Source_20_Text"><text:span text:style-name="T1"><text:s text:c="4"/>/bin/* ix,</text:span></text:span></text:p>
          <text:p text:style-name="P14"><text:span text:style-name="Source_20_Text"><text:span text:style-name="T1">}</text:span></text:span></text:p>
        </text:list-item>
        <text:list-item>
          <text:p text:style-name="P18"><text:span text:style-name="Strong_20_Emphasis"><text:span text:style-name="T1">Cargar el perfil:</text:span></text:span></text:p>
          <text:p text:style-name="P10"/>
          <text:p text:style-name="P12"><text:span text:style-name="Source_20_Text"><text:span text:style-name="T1">sudo apparmor_parser -r -W /ruta/a/mi_aplicacion</text:span></text:span></text:p>
        </text:list-item>
      </text:list>
      <text:p text:style-name="P4">Estos comandos son simplificados y deben adaptarse según las necesidades específicas de tu sistema y aplicación.</text:p>
      <text:p text:style-name="P4">Espero que esta explicación detallada te ayude a comprender mejor AppArmor y su papel en la seguridad del sistema.</text:p>
      <text:p text:style-name="P5"><text:soft-pag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3">Comando</text:p>
            </table:table-cell>
            <table:table-cell table:style-name="Tabla1.A1" office:value-type="string">
              <text:p text:style-name="P3">Descripción</text:p>
            </table:table-cell>
            <table:table-cell table:style-name="Tabla1.C1" office:value-type="string">
              <text:p text:style-name="P3">Ejemplo de uso</text:p>
            </table:table-cell>
          </table:table-row>
        </table:table-header-rows>
        <table:table-row>
          <table:table-cell table:style-name="Tabla1.A2" office:value-type="string">
            <text:p text:style-name="P2"><text:span text:style-name="Source_20_Text"><text:span text:style-name="T1">aa-audit</text:span></text:span></text:p>
          </table:table-cell>
          <table:table-cell table:style-name="Tabla1.A2" office:value-type="string">
            <text:p text:style-name="P2">Activa la auditoría en un perfil de AppArmor.</text:p>
          </table:table-cell>
          <table:table-cell table:style-name="Tabla1.C2" office:value-type="string">
            <text:p text:style-name="P2"><text:span text:style-name="Source_20_Text"><text:span text:style-name="T1">sudo aa-audit /ruta/a/mi_aplicacion</text:span></text:span>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1">aa-complain</text:span></text:span></text:p>
          </table:table-cell>
          <table:table-cell table:style-name="Tabla1.A2" office:value-type="string">
            <text:p text:style-name="P2">Pone un perfil en modo "complain", permitiendo acciones no autorizadas pero registrándolas.</text:p>
          </table:table-cell>
          <table:table-cell table:style-name="Tabla1.C2" office:value-type="string">
            <text:p text:style-name="P2"><text:span text:style-name="Source_20_Text"><text:span text:style-name="T1">sudo aa-complain /ruta/a/mi_aplicacion</text:span></text:span>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1">aa-easyprof</text:span></text:span></text:p>
          </table:table-cell>
          <table:table-cell table:style-name="Tabla1.A2" office:value-type="string">
            <text:p text:style-name="P2">Herramienta de perfilado fácil para crear perfiles básicos.</text:p>
          </table:table-cell>
          <table:table-cell table:style-name="Tabla1.C2" office:value-type="string">
            <text:p text:style-name="P2"><text:span text:style-name="Source_20_Text"><text:span text:style-name="T1">sudo aa-easyprof /ruta/a/mi_aplicacion</text:span></text:span>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1">aa-exec</text:span></text:span></text:p>
          </table:table-cell>
          <table:table-cell table:style-name="Tabla1.A2" office:value-type="string">
            <text:p text:style-name="P2">Ejecuta un programa con un perfil específico de AppArmor.</text:p>
          </table:table-cell>
          <table:table-cell table:style-name="Tabla1.C2" office:value-type="string">
            <text:p text:style-name="P2"><text:span text:style-name="Source_20_Text"><text:span text:style-name="T1">sudo aa-exec -p /ruta/a/mi_aplicacion /bin/mi_programa</text:span></text:span>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1">aa-logprof</text:span></text:span></text:p>
          </table:table-cell>
          <table:table-cell table:style-name="Tabla1.A2" office:value-type="string">
            <text:p text:style-name="P2">Interfaz gráfica para revisar y ajustar los registros de AppArmor.</text:p>
          </table:table-cell>
          <table:table-cell table:style-name="Tabla1.C2" office:value-type="string">
            <text:p text:style-name="P2"><text:span text:style-name="Source_20_Text"><text:span text:style-name="T1">sudo aa-logprof</text:span></text:span>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1">aa-status</text:span></text:span></text:p>
          </table:table-cell>
          <table:table-cell table:style-name="Tabla1.A2" office:value-type="string">
            <text:p text:style-name="P2">Muestra el estado actual de AppArmor y los perfiles cargados.</text:p>
          </table:table-cell>
          <table:table-cell table:style-name="Tabla1.C2" office:value-type="string">
            <text:p text:style-name="P2"><text:span text:style-name="Source_20_Text"><text:span text:style-name="T1">sudo aa-status</text:span></text:span>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1">aa-update-browser</text:span></text:span></text:p>
          </table:table-cell>
          <table:table-cell table:style-name="Tabla1.A2" office:value-type="string">
            <text:p text:style-name="P2">Actualiza la base de datos de perfiles en el navegador.</text:p>
          </table:table-cell>
          <table:table-cell table:style-name="Tabla1.C2" office:value-type="string">
            <text:p text:style-name="P2"><text:span text:style-name="Source_20_Text"><text:span text:style-name="T1">sudo aa-update-browser</text:span></text:span>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1">aa-autodep</text:span></text:span></text:p>
          </table:table-cell>
          <table:table-cell table:style-name="Tabla1.A2" office:value-type="string">
            <text:p text:style-name="P2">Resuelve automáticamente dependencias de carga para perfiles.</text:p>
          </table:table-cell>
          <table:table-cell table:style-name="Tabla1.C2" office:value-type="string">
            <text:p text:style-name="P2"><text:span text:style-name="Source_20_Text"><text:span text:style-name="T1">sudo aa-autodep /ruta/a/mi_aplicacion</text:span></text:span>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1">aa-decode</text:span></text:span></text:p>
          </table:table-cell>
          <table:table-cell table:style-name="Tabla1.A2" office:value-type="string">
            <text:p text:style-name="P2">Decodifica perfiles o denegaciones de AppArmor.</text:p>
          </table:table-cell>
          <table:table-cell table:style-name="Tabla1.C2" office:value-type="string">
            <text:p text:style-name="P2"><text:span text:style-name="Source_20_Text"><text:span text:style-name="T1">sudo aa-decode /ruta/a/mi_aplicacion</text:span></text:span>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1">aa-enabled</text:span></text:span></text:p>
          </table:table-cell>
          <table:table-cell table:style-name="Tabla1.A2" office:value-type="string">
            <text:p text:style-name="P2">Comprueba si AppArmor está habilitado en el sistema.</text:p>
          </table:table-cell>
          <table:table-cell table:style-name="Tabla1.C2" office:value-type="string">
            <text:p text:style-name="P2"><text:span text:style-name="Source_20_Text"><text:span text:style-name="T1">sudo aa-enabled</text:span></text:span>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1">aa-features-abi</text:span></text:span></text:p>
          </table:table-cell>
          <table:table-cell table:style-name="Tabla1.A2" office:value-type="string">
            <text:p text:style-name="P2">Muestra las características y la versión de la API de AppArmor.</text:p>
          </table:table-cell>
          <table:table-cell table:style-name="Tabla1.C2" office:value-type="string">
            <text:p text:style-name="P2"><text:span text:style-name="Source_20_Text"><text:span text:style-name="T1">sudo aa-features-abi</text:span></text:span>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1">aa-mergeprof</text:span></text:span></text:p>
          </table:table-cell>
          <table:table-cell table:style-name="Tabla1.A2" office:value-type="string">
            <text:p text:style-name="P2">Fusiona dos perfiles AppArmor.</text:p>
          </table:table-cell>
          <table:table-cell table:style-name="Tabla1.C2" office:value-type="string">
            <text:p text:style-name="P2"><text:span text:style-name="Source_20_Text"><text:span text:style-name="T1">sudo aa-mergeprof /ruta/a/mi_aplicacion1 /ruta/a/mi_aplicacion2</text:span></text:span>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1">aa-teardown</text:span></text:span></text:p>
          </table:table-cell>
          <table:table-cell table:style-name="Tabla1.A2" office:value-type="string">
            <text:p text:style-name="P2">Deshabilita AppArmor en el núcleo y elimina los perfiles cargados.</text:p>
          </table:table-cell>
          <table:table-cell table:style-name="Tabla1.C2" office:value-type="string">
            <text:p text:style-name="P2"><text:span text:style-name="Source_20_Text"><text:span text:style-name="T1">sudo aa-teardown</text:span></text:span>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1">aa-cleanprof</text:span></text:span></text:p>
          </table:table-cell>
          <table:table-cell table:style-name="Tabla1.A2" office:value-type="string">
            <text:p text:style-name="P2">Elimina perfiles y reinicia el sistema de AppArmor.</text:p>
          </table:table-cell>
          <table:table-cell table:style-name="Tabla1.C2" office:value-type="string">
            <text:p text:style-name="P2"><text:span text:style-name="Source_20_Text"><text:span text:style-name="T1">sudo aa-cleanprof</text:span></text:span>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1">aa-disable</text:span></text:span></text:p>
          </table:table-cell>
          <table:table-cell table:style-name="Tabla1.A2" office:value-type="string">
            <text:p text:style-name="P2">Deshabilita AppArmor en el sistema.</text:p>
          </table:table-cell>
          <table:table-cell table:style-name="Tabla1.C2" office:value-type="string">
            <text:p text:style-name="P2"><text:span text:style-name="Source_20_Text"><text:span text:style-name="T1">sudo aa-disable</text:span></text:span>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1">aa-enforce</text:span></text:span></text:p>
          </table:table-cell>
          <table:table-cell table:style-name="Tabla1.A2" office:value-type="string">
            <text:p text:style-name="P2">Cambia un perfil de AppArmor al modo de aplicación forzada.</text:p>
          </table:table-cell>
          <table:table-cell table:style-name="Tabla1.C2" office:value-type="string">
            <text:p text:style-name="P2"><text:span text:style-name="Source_20_Text"><text:span text:style-name="T1">sudo aa-enforce /ruta/a/mi_aplicacion</text:span></text:span>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1">aa-genprof</text:span></text:span></text:p>
          </table:table-cell>
          <table:table-cell table:style-name="Tabla1.A2" office:value-type="string">
            <text:p text:style-name="P2">Crea un perfil AppArmor interactivo para una aplicación.</text:p>
          </table:table-cell>
          <table:table-cell table:style-name="Tabla1.C2" office:value-type="string">
            <text:p text:style-name="P2"><text:span text:style-name="Source_20_Text"><text:span text:style-name="T1">sudo aa-genprof /ruta/a/mi_aplicacion</text:span></text:span>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1">aa-remove-unknown</text:span></text:span></text:p>
          </table:table-cell>
          <table:table-cell table:style-name="Tabla1.A2" office:value-type="string">
            <text:p text:style-name="P2">Elimina perfiles de AppArmor que hacen referencia a binarios <text:soft-page-break/>desconocidos.</text:p>
          </table:table-cell>
          <table:table-cell table:style-name="Tabla1.C2" office:value-type="string">
            <text:p text:style-name="P2"><text:span text:style-name="Source_20_Text"><text:span text:style-name="T1">sudo aa-remove-unknown</text:span></text:span>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1">aa-unconfined</text:span></text:span></text:p>
          </table:table-cell>
          <table:table-cell table:style-name="Tabla1.A2" office:value-type="string">
            <text:p text:style-name="P2">Muestra perfiles no confinados por AppArmor.</text:p>
          </table:table-cell>
          <table:table-cell table:style-name="Tabla1.C2" office:value-type="string">
            <text:p text:style-name="P2"><text:span text:style-name="Source_20_Text"><text:span text:style-name="T1">sudo aa-unconfined</text:span></text:span></text:p>
          </table:table-cell>
        </table:table-row>
      </table:table>
      <text:p text:style-name="P4">Estos son ejemplos generales, y es importante ajustar los comandos según la configuración específica de tu sistema y las aplicaciones que estás protegiendo.</text:p>
      <text:p text:style-name="P6"><text:span text:style-name="Source_20_Text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9:17:24.565555929</meta:creation-date>
    <dc:date>2023-11-30T23:27:33.034632640</dc:date>
    <meta:editing-duration>PT22H29M7S</meta:editing-duration>
    <meta:editing-cycles>38</meta:editing-cycles>
    <meta:generator>LibreOffice/7.6.2.1$Linux_X86_64 LibreOffice_project/56f7684011345957bbf33a7ee678afaf4d2ba333</meta:generator>
    <meta:document-statistic meta:table-count="1" meta:image-count="0" meta:object-count="0" meta:page-count="4" meta:paragraph-count="96" meta:word-count="681" meta:character-count="4993" meta:non-whitespace-character-count="4405"/>
  </office:meta>
</office:document-meta>
</file>